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shapes>
          <draw:frame draw:z-index="0" draw:style-name="gr1" draw:text-style-name="P1" svg:width="15.999cm" svg:height="8.999cm" svg:x="14.914cm" svg:y="41.244cm">
            <draw:object draw:notify-on-update-of-ranges="Ark1.C3:Ark1.C130 Ark1.D3:Ark1.D1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b" fo:country="N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21:20:28.427723398</meta:creation-date>
    <dc:date>2024-04-11T00:45:52.380247047</dc:date>
    <meta:editing-duration>PT3H15M13S</meta:editing-duration>
    <meta:editing-cycles>1</meta:editing-cycles>
    <meta:document-statistic meta:table-count="1" meta:cell-count="25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7cm" svg:y="3.952cm" style:legend-expansion="high" chart:style-name="ch2"/>
        <chart:plot-area chart:style-name="ch3" table:cell-range-address="Ark1.C3:Ark1.D130" svg:x="0.32cm" svg:y="0.18cm" svg:width="13.017cm" svg:height="8.64cm">
          <chart:coordinate-region svg:x="1.125cm" svg:y="0.379cm" svg:width="12.165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1.C3:Ark1.C130" chart:class="chart:line">
            <chart:data-point chart:repeated="128"/>
          </chart:series>
          <chart:series chart:style-name="ch7" chart:values-cell-range-address="Ark1.D3:Ark1.D130" chart:class="chart:line"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C</text:p>
              </table:table-cell>
              <table:table-cell office:value-type="string">
                <text:p>K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1.C3:Ark1.C130</svg:desc>
                </draw:g>
              </table:table-cell>
              <table:table-cell office:value-type="float" office:value="0">
                <text:p>0</text:p>
                <draw:g>
                  <svg:desc>Ark1.D3:Ark1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15">
                <text:p>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